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5 Create Application</text:p>
      <text:p text:style-name="P2">The system will allow administrators to create an application to request access to a chosen system for one of their employees. The administrator will be given the option to select which systems the employee will need access to in order to limit the size of the displayed application and the printed 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Casper</meta:initial-creator>
    <meta:creation-date>2015-10-24T14:16:10.02</meta:creation-date>
    <meta:document-statistic meta:table-count="0" meta:image-count="0" meta:object-count="0" meta:page-count="1" meta:paragraph-count="2" meta:word-count="55" meta:character-count="328"/>
    <dc:date>2015-10-24T14:59:39.71</dc:date>
    <dc:creator>David Casper</dc:creator>
    <meta:editing-duration>PT21M53S</meta:editing-duration>
    <meta:editing-cycles>1</meta:editing-cycles>
    <meta:generator>OpenOffice/4.1.0$Win32 OpenOffice.org_project/410m18$Build-9764</meta:generator>
  </office:meta>
</office:document-meta>
</file>